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8pt" officeooo:rsid="001d35d4" officeooo:paragraph-rsid="00138ad3" style:font-size-asian="8pt" style:font-size-complex="8pt"/>
    </style:style>
    <style:style style:name="P2" style:family="paragraph" style:parent-style-name="Text_20_body">
      <style:text-properties fo:font-size="8pt" officeooo:rsid="001e8e05" officeooo:paragraph-rsid="00138ad3" style:font-size-asian="8pt" style:font-size-complex="8pt"/>
    </style:style>
    <style:style style:name="P3" style:family="paragraph" style:parent-style-name="Text_20_body">
      <style:text-properties officeooo:paragraph-rsid="00138ad3"/>
    </style:style>
    <style:style style:name="P4" style:family="paragraph" style:parent-style-name="Text_20_body">
      <style:text-properties style:font-name="Ubuntu" fo:font-size="12pt" officeooo:paragraph-rsid="00138ad3" style:font-size-asian="12pt" style:font-size-complex="12pt"/>
    </style:style>
    <style:style style:name="P5" style:family="paragraph" style:parent-style-name="Text_20_body">
      <style:text-properties style:font-name="Ubuntu" fo:font-size="12pt" officeooo:rsid="001d35d4" officeooo:paragraph-rsid="00138ad3" style:font-size-asian="12pt" style:font-size-complex="12pt"/>
    </style:style>
    <style:style style:name="P6" style:family="paragraph" style:parent-style-name="Text_20_body">
      <style:text-properties style:font-name="Ubuntu" fo:font-size="12pt" officeooo:rsid="001d35d4" officeooo:paragraph-rsid="001931be" style:font-size-asian="12pt" style:font-size-complex="12pt"/>
    </style:style>
    <style:style style:name="P7" style:family="paragraph" style:parent-style-name="Text_20_body">
      <style:text-properties style:font-name="Ubuntu" fo:font-size="12pt" officeooo:rsid="00263b8d" officeooo:paragraph-rsid="00138ad3" style:font-size-asian="12pt" style:font-size-complex="12pt"/>
    </style:style>
    <style:style style:name="P8" style:family="paragraph" style:parent-style-name="Text_20_body">
      <style:text-properties style:font-name="Ubuntu" fo:font-size="12pt" fo:font-weight="bold" officeooo:rsid="0026fbd2" officeooo:paragraph-rsid="00138ad3" style:font-size-asian="12pt" style:font-weight-asian="bold" style:font-size-complex="12pt" style:font-weight-complex="bold"/>
    </style:style>
    <style:style style:name="P9" style:family="paragraph" style:parent-style-name="Text_20_body">
      <style:text-properties style:font-name="Ubuntu" fo:font-size="8pt" officeooo:rsid="00225ec1" officeooo:paragraph-rsid="00138ad3" style:font-size-asian="8pt" style:font-size-complex="8pt"/>
    </style:style>
    <style:style style:name="P10" style:family="paragraph" style:parent-style-name="Text_20_body" style:list-style-name="L1">
      <style:text-properties fo:font-weight="normal" officeooo:rsid="0013cf74" officeooo:paragraph-rsid="0013cf74" style:font-weight-asian="normal" style:font-weight-complex="normal"/>
    </style:style>
    <style:style style:name="P11" style:family="paragraph" style:parent-style-name="Text_20_body">
      <style:text-properties officeooo:paragraph-rsid="0013cf74"/>
    </style:style>
    <style:style style:name="P12" style:family="paragraph" style:parent-style-name="Text_20_body" style:list-style-name="L3">
      <style:text-properties officeooo:paragraph-rsid="0013cf74"/>
    </style:style>
    <style:style style:name="P13" style:family="paragraph" style:parent-style-name="Text_20_body" style:list-style-name="L3">
      <style:text-properties officeooo:paragraph-rsid="00138ad3"/>
    </style:style>
    <style:style style:name="P14" style:family="paragraph" style:parent-style-name="Text_20_body" style:list-style-name="L4">
      <style:text-properties officeooo:paragraph-rsid="00138ad3"/>
    </style:style>
    <style:style style:name="P15" style:family="paragraph" style:parent-style-name="Text_20_body" style:list-style-name="L4">
      <style:text-properties officeooo:paragraph-rsid="0015bfba"/>
    </style:style>
    <style:style style:name="P16" style:family="paragraph" style:parent-style-name="Text_20_body" style:list-style-name="L5">
      <style:text-properties officeooo:paragraph-rsid="00138ad3"/>
    </style:style>
    <style:style style:name="P17" style:family="paragraph" style:parent-style-name="Text_20_body" style:list-style-name="L6">
      <style:text-properties officeooo:paragraph-rsid="00138ad3"/>
    </style:style>
    <style:style style:name="P18" style:family="paragraph" style:parent-style-name="Text_20_body" style:list-style-name="L7">
      <style:text-properties officeooo:paragraph-rsid="00138ad3"/>
    </style:style>
    <style:style style:name="P19" style:family="paragraph" style:parent-style-name="Text_20_body" style:list-style-name="L6">
      <style:text-properties officeooo:rsid="001786cf" officeooo:paragraph-rsid="001786cf"/>
    </style:style>
    <style:style style:name="P20" style:family="paragraph" style:parent-style-name="Text_20_body" style:list-style-name="L8">
      <style:text-properties officeooo:paragraph-rsid="001931be"/>
    </style:style>
    <style:style style:name="P21" style:family="paragraph" style:parent-style-name="Heading">
      <style:text-properties style:font-name="Ubuntu" fo:font-size="12pt" officeooo:paragraph-rsid="00138ad3" style:font-size-asian="12pt" style:font-size-complex="12pt"/>
    </style:style>
    <style:style style:name="P22" style:family="paragraph" style:parent-style-name="Heading_20_1">
      <style:text-properties officeooo:paragraph-rsid="00138ad3"/>
    </style:style>
    <style:style style:name="T1" style:family="text">
      <style:text-properties fo:font-size="10pt" officeooo:rsid="001d35d4" style:font-size-asian="10pt" style:font-size-complex="10pt"/>
    </style:style>
    <style:style style:name="T2" style:family="text">
      <style:text-properties fo:color="#801900" style:font-name="Ubuntu" fo:font-size="15pt" officeooo:rsid="001d35d4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35d4" style:font-weight-asian="bold" style:font-weight-complex="bold"/>
    </style:style>
    <style:style style:name="T5" style:family="text">
      <style:text-properties fo:font-weight="bold" officeooo:rsid="001e8e05" style:font-weight-asian="bold" style:font-weight-complex="bold"/>
    </style:style>
    <style:style style:name="T6" style:family="text">
      <style:text-properties officeooo:rsid="001d35d4"/>
    </style:style>
    <style:style style:name="T7" style:family="text">
      <style:text-properties officeooo:rsid="001e8e05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Ubuntu"/>
    </style:style>
    <style:style style:name="T10" style:family="text">
      <style:text-properties style:font-name="Ubuntu" fo:font-size="12pt" fo:font-weight="bold" officeooo:rsid="001e8e05" style:font-size-asian="12pt" style:font-weight-asian="bold" style:font-size-complex="12pt" style:font-weight-complex="bold"/>
    </style:style>
    <style:style style:name="T11" style:family="text">
      <style:text-properties style:font-name="Ubuntu" fo:font-size="12pt" fo:font-weight="bold" officeooo:rsid="002083a6" style:font-size-asian="12pt" style:font-weight-asian="bold" style:font-size-complex="12pt" style:font-weight-complex="bold"/>
    </style:style>
    <style:style style:name="T12" style:family="text">
      <style:text-properties style:font-name="Ubuntu" fo:font-size="12pt" fo:font-weight="bold" officeooo:rsid="00225ec1" style:font-size-asian="12pt" style:font-weight-asian="bold" style:font-size-complex="12pt" style:font-weight-complex="bold"/>
    </style:style>
    <style:style style:name="T13" style:family="text">
      <style:text-properties style:font-name="Ubuntu" fo:font-size="12pt" style:font-size-asian="12pt" style:font-size-complex="12pt"/>
    </style:style>
    <style:style style:name="T14" style:family="text">
      <style:text-properties style:font-name="Ubuntu" fo:font-size="12pt" officeooo:rsid="001e8e05" style:font-size-asian="12pt" style:font-size-complex="12pt"/>
    </style:style>
    <style:style style:name="T15" style:family="text">
      <style:text-properties style:font-name="Ubuntu" fo:font-size="12pt" officeooo:rsid="002083a6" style:font-size-asian="12pt" style:font-size-complex="12pt"/>
    </style:style>
    <style:style style:name="T16" style:family="text">
      <style:text-properties style:font-name="Ubuntu" fo:font-size="12pt" officeooo:rsid="00233bea" style:font-size-asian="12pt" style:font-size-complex="12pt"/>
    </style:style>
    <style:style style:name="T17" style:family="text">
      <style:text-properties style:font-name="Ubuntu" fo:font-size="12pt" officeooo:rsid="00257792" style:font-size-asian="12pt" style:font-size-complex="12pt"/>
    </style:style>
    <style:style style:name="T18" style:family="text">
      <style:text-properties style:font-name="Ubuntu" fo:font-size="12pt" officeooo:rsid="00263b8d" style:font-size-asian="12pt" style:font-size-complex="12pt"/>
    </style:style>
    <style:style style:name="T19" style:family="text">
      <style:text-properties style:font-name="Ubuntu" fo:font-size="12pt" officeooo:rsid="0026fbd2" style:font-size-asian="12pt" style:font-size-complex="12pt"/>
    </style:style>
    <style:style style:name="T20" style:family="text">
      <style:text-properties style:font-name="Ubuntu" fo:font-size="12pt" officeooo:rsid="0013cf74" style:font-size-asian="12pt" style:font-size-complex="12pt"/>
    </style:style>
    <style:style style:name="T21" style:family="text">
      <style:text-properties style:font-name="Ubuntu" fo:font-size="12pt" officeooo:rsid="00270a55" style:font-size-asian="12pt" style:font-size-complex="12pt"/>
    </style:style>
    <style:style style:name="T22" style:family="text">
      <style:text-properties style:font-name="Ubuntu" fo:font-size="12pt" officeooo:rsid="0015bfba" style:font-size-asian="12pt" style:font-size-complex="12pt"/>
    </style:style>
    <style:style style:name="T23" style:family="text">
      <style:text-properties style:font-name="Ubuntu" fo:font-size="12pt" officeooo:rsid="001786cf" style:font-size-asian="12pt" style:font-size-complex="12pt"/>
    </style:style>
    <style:style style:name="T24" style:family="text">
      <style:text-properties style:font-name="Ubuntu" fo:font-size="12pt" officeooo:rsid="0018f2df" style:font-size-asian="12pt" style:font-size-complex="12pt"/>
    </style:style>
    <style:style style:name="T25" style:family="text">
      <style:text-properties style:font-name="Ubuntu" fo:font-size="12pt" officeooo:rsid="001931be" style:font-size-asian="12pt" style:font-size-complex="12pt"/>
    </style:style>
    <style:style style:name="T26" style:family="text">
      <style:text-properties fo:color="#1c1c1c" style:font-name="Ubuntu" fo:font-size="26pt" officeooo:rsid="001d35d4" style:font-size-asian="26pt" style:font-size-complex="26pt"/>
    </style:style>
    <style:style style:name="T27" style:family="text">
      <style:text-properties fo:color="#1c1c1c" style:font-name="Ubuntu" fo:font-size="26pt" officeooo:rsid="00138ad3" style:font-size-asian="26pt" style:font-size-complex="26pt"/>
    </style:style>
    <style:style style:name="T28" style:family="text">
      <style:text-properties officeooo:rsid="00138ad3"/>
    </style:style>
    <style:style style:name="T29" style:family="text">
      <style:text-properties officeooo:rsid="0013cf74"/>
    </style:style>
    <style:style style:name="T30" style:family="text">
      <style:text-properties officeooo:rsid="001931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text:span text:style-name="T1"><text:s text:c="22"/></text:span><text:span text:style-name="T2"><text:s/><text:tab/><text:tab/> <text:s text:c="4"/></text:span><text:span text:style-name="T26">S</text:span><text:span text:style-name="T27">cope</text:span><text:span text:style-name="T26"> </text:span><text:span text:style-name="T27">Document</text:span></text:h>
      <text:p text:style-name="P21"><text:span text:style-name="T3">Project </text:span><text:span text:style-name="T4">Title</text:span><text:span text:style-name="T6"> </text:span><text:span text:style-name="T3">:</text:span> <text:span text:style-name="T28">Entry and Exit Management For IIIT-B</text:span></text:p>
      <text:p text:style-name="P4"><text:span text:style-name="T4">Project Number :</text:span><text:span text:style-name="T6"> 1</text:span></text:p>
      <text:p text:style-name="P5"><text:span text:style-name="T3">Project Leader/Manager :</text:span> <text:span text:style-name="T29">Tushar Thakral</text:span></text:p>
      <text:p text:style-name="P5"><text:span text:style-name="T3">Anticipated Project Start Date :</text:span> <text:s text:c="2"/>2<text:span text:style-name="T29">5</text:span>/08/2018</text:p>
      <text:p text:style-name="P5"><text:span text:style-name="T3">Sponsor :</text:span> <text:span text:style-name="T29">IIIT-B </text:span>A<text:span text:style-name="T29">dmin</text:span></text:p>
      <text:p text:style-name="P5"><text:span text:style-name="T3">Date Prepared :</text:span> 22/08/2018</text:p>
      <text:p text:style-name="P6"><text:span text:style-name="T3">Project Risk Level :</text:span> </text:p>
      <text:list xml:id="list203072548" text:style-name="L8">
        <text:list-item>
          <text:p text:style-name="P20"><text:span text:style-name="T25">Scanners for scanning ID cards not working properly</text:span></text:p>
        </text:list-item>
        <text:list-item>
          <text:p text:style-name="P20"><text:span text:style-name="T25">Servers maintaining database crashing</text:span></text:p>
        </text:list-item>
      </text:list>
      <text:p text:style-name="P5"><text:span text:style-name="T3">Estimated Completion </text:span><text:span text:style-name="T5">Date :</text:span><text:span text:style-name="T7"> 25/11/2018</text:span></text:p>
      <text:p text:style-name="P3"><text:span text:style-name="T10">Team Members : </text:span></text:p>
      <text:list xml:id="list4097932923" text:style-name="L1">
        <text:list-item>
          <text:p text:style-name="P10"><text:span text:style-name="T14">T</text:span><text:span text:style-name="T13">ushar Thakral</text:span></text:p>
        </text:list-item>
      </text:list>
      <text:p text:style-name="P11"><text:span text:style-name="T11">Purpose Of Project :</text:span><text:span text:style-name="T15"> </text:span></text:p>
      <text:list xml:id="list4275235511" text:style-name="L3">
        <text:list-item>
          <text:p text:style-name="P12"><text:span text:style-name="T15">To keep track of entry and exit of students, </text:span><text:span text:style-name="T22">faculty</text:span><text:span text:style-name="T15">, </text:span><text:span text:style-name="T16">working staff </text:span><text:span text:style-name="T22">and outsiders</text:span><text:span text:style-name="T16">.</text:span></text:p>
        </text:list-item>
        <text:list-item>
          <text:p text:style-name="P13"><text:span text:style-name="T16">To restrict the entry of </text:span><text:span text:style-name="T22">people from outside IIIT-B</text:span><text:span text:style-name="T16"> without proper details.</text:span></text:p>
        </text:list-item>
      </text:list>
      <text:p text:style-name="P3"><text:span text:style-name="T12">Background : </text:span></text:p>
      <text:list xml:id="list3167892309" text:style-name="L4">
        <text:list-item>
          <text:p text:style-name="P14"><text:span text:style-name="T17">A lot of students return to college late </text:span><text:span text:style-name="T22">at</text:span><text:span text:style-name="T17"> night and there is no efficient way to keep track of them.</text:span></text:p>
        </text:list-item>
        <text:list-item>
          <text:p text:style-name="P15"><text:span text:style-name="T16">Not able to restrict unwanted entries of outsiders.</text:span></text:p>
        </text:list-item>
      </text:list>
      <text:p text:style-name="P7"><text:span text:style-name="T3">Deliverables :</text:span> </text:p>
      <text:list xml:id="list1182435729" text:style-name="L5">
        <text:list-item>
          <text:p text:style-name="P16"><text:span text:style-name="T18">An application to keep track of </text:span><text:span text:style-name="T23">time of entry and exit</text:span><text:span text:style-name="T18"> of a person.</text:span></text:p>
        </text:list-item>
        <text:list-item>
          <text:p text:style-name="P16"><text:span text:style-name="T19">A database to maintain these records.</text:span></text:p>
        </text:list-item>
        <text:list-item>
          <text:p text:style-name="P16"><text:span text:style-name="T20">R</text:span><text:span text:style-name="T19">estricted entry so that outsiders cannot enter without proper details.</text:span></text:p>
        </text:list-item>
      </text:list>
      <text:p text:style-name="P8">Stakeholders :</text:p>
      <text:list xml:id="list1724092234" text:style-name="L6">
        <text:list-item>
          <text:p text:style-name="P17"><text:span text:style-name="T23">IIIT-B </text:span><text:span text:style-name="T19">Admin</text:span><text:span text:style-name="T23">istration</text:span></text:p>
        </text:list-item>
        <text:list-item>
          <text:p text:style-name="P19"><text:span text:style-name="T19">T</text:span><text:span text:style-name="T13">ushar Thakral</text:span></text:p>
        </text:list-item>
        <text:list-item>
          <text:p text:style-name="P19"><text:span text:style-name="T19">A</text:span><text:span text:style-name="T13">ll the users.</text:span></text:p>
        </text:list-item>
      </text:list>
      <text:p text:style-name="P8">Resource Requirements :</text:p>
      <text:list xml:id="list3181769729" text:style-name="L7">
        <text:list-item>
          <text:p text:style-name="P18"><text:span text:style-name="T23">S</text:span><text:span text:style-name="T19">erver</text:span><text:span text:style-name="T24">s</text:span><text:span text:style-name="T19">.</text:span></text:p>
        </text:list-item>
        <text:list-item>
          <text:p text:style-name="P18"><text:soft-page-break/><text:span text:style-name="T23">S</text:span><text:span text:style-name="T21">ecurity </text:span><text:span text:style-name="T23">personnel</text:span><text:span text:style-name="T21"> to scan details.</text:span></text:p>
        </text:list-item>
        <text:list-item>
          <text:p text:style-name="P18"><text:span text:style-name="T21">Money (salary for security </text:span><text:span text:style-name="T25">personnel</text:span><text:span text:style-name="T21">, for server</text:span><text:span text:style-name="T24">s</text:span><text:span text:style-name="T21">).</text:span></text:p>
        </text:list-item>
        <text:list-item>
          <text:p text:style-name="P18"><text:span text:style-name="T21">Hardware </text:span><text:span text:style-name="T24">components </text:span><text:span text:style-name="T21">like scanners to scan ID cards </text:span><text:span text:style-name="T25">and computers</text:span><text:span text:style-name="T21">. </text:span></text:p>
        </text:list-item>
      </text:list>
      <text:p text:style-name="P9"><text:tab/></text:p>
      <text:p text:style-name="P9"><text:tab/></text:p>
      <text:p text:style-name="P9"/>
      <text:p text:style-name="P2"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0:32:47.121423373</meta:creation-date>
    <dc:date>2018-08-24T01:28:41.069491597</dc:date>
    <meta:editing-duration>PT3M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35" meta:word-count="205" meta:character-count="1223" meta:non-whitespace-character-count="1025"/>
  </office:meta>
</office:document-meta>
</file>